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list-style-name="L1"/>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utstanding issues regarding the client application (web_app)</text:p>
      <text:p text:style-name="Standard"/>
      <text:list text:style-name="L1">
        <text:list-item>
          <text:p text:style-name="P1">In the "View Unbilled Charges for Account" page, I calculate the total unbilled CDRs for each service that the user has. <text:s/>This is done as a separate query for each service. <text:s/>Will this take a really long time, because the table is so fucking big? <text:s/>For example, if the Account has 10 services attached to it, each one will have an "unbilled total CDRs" calculated for it, which will traverse the CDR table to calculate the unbilled total. (This has been tested on catwalk, and the query time seems unnoticable)</text:p>
        </text:list-item>
        <text:list-item>
          <text:p text:style-name="P1">In the “View Unbilled Charges for Account” page, The “Unbilled total charges for the account” <text:s/>is equal to all the unbilled Account Charges, plus all the unbilled Service Charges belonging to the account, plus all the unbilled CDRs belonging to services of the account. The Unbilled Adjustments table lists all Account charges AND Service Charges that have status==STATUS_APPROVED OR status==STATUS_TEMP_INVOICED. <text:s/>The Services table lists the Unbilled Charges for each individual service. <text:s/>This comprises of all the unbilled CDRs for the service and all the unbilled charges specific to the service. <text:s/>This means that the Unbilled Service Charges are being included twice which makes it hard to see how the Unbilled Total for the Account is calculated. (Jared said to remove the Unbilled Adjustments from the Services table, so that the amount displayed comprises only of CDRs)</text:p>
        </text:list-item>
        <text:list-item>
          <text:p text:style-name="P1">The titles of the pages could probably be expressed better. <text:s/>Currently no H1 tags are being used. <text:s/>The title is only being displayed in the window's menubar. (FIXED)</text:p>
        </text:list-item>
        <text:list-item>
          <text:p text:style-name="P1">I was trying to get the logout button to be on the same line as the BreadCrumb menu (but right flushed), but it kept fucking up. (FIXED, but a bit hacky)</text:p>
        </text:list-item>
        <text:list-item>
          <text:p text:style-name="P1">Currently the way the CheckClientAuth works means that they cannot be logged in on two separate machines at the same time, because 2 seperate session ids will be generated. <text:s/>Who cares.</text:p>
        </text:list-item>
        <text:list-item>
          <text:p text:style-name="P1">All the popups have "TelcoBlue Internal System" in their menubar, as it is using the same javascript directory as ui_app. <text:s/>Eventually web_app should have its own javascript directory with its own tweaked copies of ajax.js and popup.js and whatever other specific javascript files it requires. (especially because it will be operating on IE instead of Firefox) (FIXED)</text:p>
        </text:list-item>
        <text:list-item>
          <text:p text:style-name="P1">There is the distinct possibilty that when account details are loaded into the console page, the balance is incorrect, because we are now looking at it through the point of view of the client. <text:s/>This will either be an issue with the coloring of the balance, or the signage of the balance. (FIXED)</text:p>
        </text:list-item>
        <text:list-item>
          <text:p text:style-name="P1">While the Invoices and Payments page looks like it is working, I have not done thorough testing of the values listed in the Credit and Debit fields.</text:p>
        </text:list-item>
        <text:list-item>
          <text:p text:style-name="P1">I'm pretty sure I have protected the system so that users can only view details they they are allowed to view and no other services, or accounts. <text:s/>This should be thoroughly tested though so we are not compromising our client's privacy.</text:p>
        </text:list-item>
        <text:list-item>
          <text:p text:style-name="P1">I have not taken anything into account regarding the fact that this has to run in Internet Explorer.</text:p>
        </text:list-item>
        <text:list-item>
          <text:p text:style-name="P1">For the Invoices and Payments page, I only retrieve payments that have Status == PAYMENT_PAYING or PAYMENT_FINISHED. <text:s/>I retrieve all invoices where Status != INVOICE_TEMP</text:p>
        </text:list-item>
        <text:list-item>
          <text:p text:style-name="P1">I have been messing around with account: 1000155313 on catwalk as it has over 70 services. <text:s/>This can quite significantly slow down the loading of some of the pages. <text:s/>I haven't seen anything take more than about a minu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7-08-01T08:50:10</meta:creation-date>
    <dc:date>2007-08-14T10:09:51</dc:date>
    <dc:language>en-GB</dc:language>
    <meta:editing-cycles>26</meta:editing-cycles>
    <meta:editing-duration>PT1H42M52S</meta:editing-duration>
    <meta:user-defined meta:name="Info 1"/>
    <meta:user-defined meta:name="Info 2"/>
    <meta:user-defined meta:name="Info 3"/>
    <meta:user-defined meta:name="Info 4"/>
    <meta:document-statistic meta:table-count="0" meta:image-count="0" meta:object-count="0" meta:page-count="1" meta:paragraph-count="13" meta:word-count="592" meta:character-count="3483"/>
  </office:meta>
</office:document-meta>
</file>